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fo:font-weight="normal" officeooo:rsid="001611a0" officeooo:paragraph-rsid="001611a0" style:font-weight-asian="normal" style:font-weight-complex="normal"/>
    </style:style>
    <style:style style:name="P4" style:family="paragraph" style:parent-style-name="Heading_20_1">
      <style:text-properties officeooo:rsid="001856dc" officeooo:paragraph-rsid="001856dc"/>
    </style:style>
    <style:style style:name="P5" style:family="paragraph" style:parent-style-name="Text_20_body">
      <style:text-properties officeooo:rsid="001a1a3c" officeooo:paragraph-rsid="001a1a3c"/>
    </style:style>
    <style:style style:name="P6" style:family="paragraph" style:parent-style-name="Text_20_body">
      <style:text-properties officeooo:rsid="001cff2c" officeooo:paragraph-rsid="001cff2c"/>
    </style:style>
    <style:style style:name="P7" style:family="paragraph" style:parent-style-name="Text_20_body">
      <style:text-properties officeooo:rsid="001e68a4" officeooo:paragraph-rsid="001e68a4"/>
    </style:style>
    <style:style style:name="P8" style:family="paragraph" style:parent-style-name="Heading_20_1">
      <style:text-properties officeooo:rsid="00230089" officeooo:paragraph-rsid="00230089"/>
    </style:style>
    <style:style style:name="P9" style:family="paragraph" style:parent-style-name="Text_20_body">
      <style:text-properties officeooo:rsid="00274dba" officeooo:paragraph-rsid="00274dba"/>
    </style:style>
    <style:style style:name="P10" style:family="paragraph" style:parent-style-name="Text_20_body">
      <style:text-properties officeooo:rsid="0028be56" officeooo:paragraph-rsid="0028be56"/>
    </style:style>
    <style:style style:name="P11" style:family="paragraph" style:parent-style-name="Text_20_body">
      <style:text-properties officeooo:rsid="0028bf57" officeooo:paragraph-rsid="0028bf57"/>
    </style:style>
    <style:style style:name="P12" style:family="paragraph" style:parent-style-name="Text_20_body">
      <style:text-properties officeooo:rsid="002e7595" officeooo:paragraph-rsid="002e7595"/>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Heading_20_1">
      <style:paragraph-properties fo:break-before="page"/>
      <style:text-properties officeooo:rsid="002286d5" officeooo:paragraph-rsid="002286d5"/>
    </style:style>
    <style:style style:name="P16" style:family="paragraph" style:parent-style-name="Heading_20_1">
      <style:paragraph-properties fo:break-before="page"/>
      <style:text-properties officeooo:paragraph-rsid="002286d5"/>
    </style:style>
    <style:style style:name="P17" style:family="paragraph" style:parent-style-name="Heading_20_1">
      <style:paragraph-properties fo:break-before="page"/>
      <style:text-properties officeooo:rsid="002434f7" officeooo:paragraph-rsid="002434f7"/>
    </style:style>
    <style:style style:name="P18" style:family="paragraph" style:parent-style-name="Heading_20_1">
      <style:paragraph-properties fo:break-before="page"/>
      <style:text-properties officeooo:rsid="0025d236" officeooo:paragraph-rsid="0025d236"/>
    </style:style>
    <style:style style:name="T1" style:family="text">
      <style:text-properties officeooo:rsid="00168bcb"/>
    </style:style>
    <style:style style:name="T2" style:family="text">
      <style:text-properties officeooo:rsid="0020e1a3"/>
    </style:style>
    <style:style style:name="T3" style:family="text">
      <style:text-properties officeooo:rsid="001a1e93"/>
    </style:style>
    <style:style style:name="T4" style:family="text">
      <style:text-properties officeooo:rsid="001b18a3"/>
    </style:style>
    <style:style style:name="T5" style:family="text">
      <style:text-properties officeooo:rsid="001f2869"/>
    </style:style>
    <style:style style:name="T6" style:family="text">
      <style:text-properties officeooo:rsid="00230089"/>
    </style:style>
    <style:style style:name="T7" style:family="text">
      <style:text-properties officeooo:rsid="0028bf57"/>
    </style:style>
    <style:style style:name="T8" style:family="text">
      <style:text-properties officeooo:rsid="002286d5"/>
    </style:style>
    <style:style style:name="T9" style:family="text">
      <style:text-properties officeooo:rsid="0025d23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h text:style-name="Heading_20_1" text:outline-level="1"><text:bookmark-start text:name="__RefHeading___Toc3_664214496"/>AI Transparency Scale declaration<text:bookmark-end text:name="__RefHeading___Toc3_664214496"/></text:h>
      <text:p text:style-name="P3">The extent to which AI was used in this assignment was either at or below level 2 on the AI Transparency Scale.</text:p>
      <text:h text:style-name="P4" text:outline-level="1"><text:bookmark-start text:name="__RefHeading___Toc5_664214496"/>Overview, other files and external evidence<text:bookmark-end text:name="__RefHeading___Toc5_664214496"/></text:h>
      <text:p text:style-name="P5">This document, which is pointed to by the git repository’s README.md file, contains various pieces of required evidence but also serves as the master document, referencing and explaining anything else relevant to the grading of our work.</text:p>
      <text:p text:style-name="P5">The git repository itself, containing the software <text:span text:style-name="T3">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5">The requirements, design artefacts, implementation notes, testing documentation, <text:span text:style-name="T4">group work diary and peer review form</text:span> are contained within this document. The video presentation is linked to within this document in its appropriate place.</text:p>
      <text:p text:style-name="P6">TODO mention if Trello board</text:p>
      <text:p text:style-name="P7">TODO once release format decided, discuss Github releases being used to record the “<text:span text:style-name="T5">iterations” produced after each sprint, with the final one being the same as the </text:span><text:span text:style-name="T6">submitted one</text:span></text:p>
      <text:h text:style-name="P8" text:outline-level="1"><text:bookmark-start text:name="__RefHeading___Toc26_664214496"/>Implementation notes<text:bookmark-end text:name="__RefHeading___Toc26_664214496"/></text:h>
      <text:p text:style-name="P9">Our tech stack consists of Next JS for the front and back end, with SQLite for our database.</text:p>
      <text:p text:style-name="P10">We used Github for collaboration and version control. As required, <text:span text:style-name="T7">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1">Our initial roles were as follows (although we tried to have people assist with other areas):</text:p>
      <text:p text:style-name="P12">Frontend – Laurie, Alex, Ryan</text:p>
      <text:p text:style-name="P12">Backend – Laurie, Ryan, Haris, Theo</text:p>
      <text:p text:style-name="P12">Database – Haris, Theo</text:p>
      <text:p text:style-name="P12">Documentation – Lauri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3">Table of Contents</text:p>
          </text:index-title>
          <text:p text:style-name="P14"><text:a xlink:type="simple" xlink:href="#__RefHeading___Toc3_664214496" text:style-name="Index_20_Link" text:visited-style-name="Index_20_Link">AI Transparency Scale declaration<text:tab/>1</text:a></text:p>
          <text:p text:style-name="P14"><text:a xlink:type="simple" xlink:href="#__RefHeading___Toc5_664214496" text:style-name="Index_20_Link" text:visited-style-name="Index_20_Link">Overview, other files and external evidence<text:tab/>1</text:a></text:p>
          <text:p text:style-name="P14"><text:a xlink:type="simple" xlink:href="#__RefHeading___Toc26_664214496" text:style-name="Index_20_Link" text:visited-style-name="Index_20_Link">Implementation notes<text:tab/>1</text:a></text:p>
          <text:p text:style-name="P14"><text:a xlink:type="simple" xlink:href="#__RefHeading___Toc28_664214496" text:style-name="Index_20_Link" text:visited-style-name="Index_20_Link">Requriements<text:tab/>3</text:a></text:p>
          <text:p text:style-name="P14"><text:a xlink:type="simple" xlink:href="#__RefHeading___Toc30_664214496" text:style-name="Index_20_Link" text:visited-style-name="Index_20_Link">Design artefacts<text:tab/>4</text:a></text:p>
        </text:index-body>
      </text:table-of-content>
      <text:h text:style-name="P15" text:outline-level="1" text:is-list-header="true"><text:bookmark-start text:name="__RefHeading___Toc28_664214496"/>Requriements<text:bookmark-end text:name="__RefHeading___Toc28_664214496"/></text:h>
      <text:h text:style-name="P16" text:outline-level="1"><text:bookmark-start text:name="__RefHeading___Toc30_664214496"/><text:span text:style-name="T8">Design artefacts</text:span><text:bookmark-end text:name="__RefHeading___Toc30_664214496"/></text:h>
      <text:h text:style-name="P17" text:outline-level="1">Video <text:span text:style-name="T9">p</text:span>resentation</text:h>
      <text:h text:style-name="P18" text:outline-level="1">Group work diary</text:h>
      <text:h text:style-name="P18" text:outline-level="1">Peer review form</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0-08T18:21:57.625446000</dc:date>
    <meta:editing-duration>PT1H10M32S</meta:editing-duration>
    <meta:editing-cycles>25</meta:editing-cycles>
    <meta:generator>LibreOffice/25.2.1.2$OpenBSD_X86_64 LibreOffice_project/520$Build-2</meta:generator>
    <meta:document-statistic meta:table-count="0" meta:image-count="0" meta:object-count="0" meta:page-count="7" meta:paragraph-count="29" meta:word-count="334" meta:character-count="2234" meta:non-whitespace-character-count="1925"/>
  </office:meta>
</office:document-meta>
</file>